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1" svg:font-family="'DejaVu Sans'" style:font-family-generic="swiss" style:font-pitch="variable"/>
    <style:font-face style:name="DejaVu Sans" svg:font-family="'DejaVu Sans'"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194cm" style:rel-column-width="8459*"/>
    </style:style>
    <style:style style:name="Tabella2.B" style:family="table-column">
      <style:table-column-properties style:column-width="2.357cm" style:rel-column-width="9085*"/>
    </style:style>
    <style:style style:name="Tabella2.C" style:family="table-column">
      <style:table-column-properties style:column-width="12.448cm" style:rel-column-width="4799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11" style:family="table-cell">
      <style:table-cell-properties fo:padding="0.097cm" fo:border-left="0.002cm solid #000000" fo:border-right="none" fo:border-top="none" fo:border-bottom="none"/>
    </style:style>
    <style:style style:name="Tabella6" style:family="table">
      <style:table-properties style:width="16.999cm" table:align="margins"/>
    </style:style>
    <style:style style:name="Tabella6.A" style:family="table-column">
      <style:table-column-properties style:column-width="3.016cm" style:rel-column-width="11628*"/>
    </style:style>
    <style:style style:name="Tabella6.B" style:family="table-column">
      <style:table-column-properties style:column-width="13.982cm" style:rel-column-width="53907*"/>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color="#000000"/>
    </style:style>
    <style:style style:name="P12" style:family="paragraph" style:parent-style-name="Table_20_Contents">
      <style:paragraph-properties fo:text-align="justify" style:justify-single-word="false"/>
      <style:text-properties style:font-name="Arial" fo:font-weight="normal" style:font-weight-asian="normal" style:font-weight-complex="normal"/>
    </style:style>
    <style:style style:name="P13" style:family="paragraph" style:parent-style-name="Table_20_Contents">
      <style:paragraph-properties fo:text-align="justify" style:justify-single-word="false"/>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5pt" fo:font-style="normal" style:text-underline-style="none" fo:font-weight="bold" style:font-name-asian="Arial3" style:font-size-asian="9.14999961853027pt" style:font-style-asian="normal" style:font-weight-asian="bold" style:font-name-complex="Arial3" style:font-size-complex="10.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0"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1"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4"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5"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6"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7" style:family="paragraph" style:parent-style-name="Standard">
      <style:text-properties style:font-name-asian="Arial3" style:font-name-complex="Arial3"/>
    </style:style>
    <style:style style:name="P28" style:family="paragraph" style:parent-style-name="Text_20_body">
      <style:text-properties style:font-name="Arial"/>
    </style:style>
    <style:style style:name="P29" style:family="paragraph" style:parent-style-name="Text_20_body">
      <style:text-properties style:font-name="Arial" fo:font-size="12pt" style:font-size-asian="12pt" style:font-size-complex="12pt"/>
    </style:style>
    <style:style style:name="P30" style:family="paragraph" style:parent-style-name="Text_20_body">
      <style:text-properties style:font-name-asian="Arial3" style:font-name-complex="Arial3"/>
    </style:style>
    <style:style style:name="P31" style:family="paragraph" style:parent-style-name="Text_20_body">
      <style:text-properties style:font-size-asian="12pt"/>
    </style:style>
    <style:style style:name="P32" style:family="paragraph" style:parent-style-name="Heading_20_1">
      <style:paragraph-properties fo:break-before="page"/>
    </style:style>
    <style:style style:name="P33" style:family="paragraph" style:parent-style-name="Heading_20_2">
      <style:text-properties style:use-window-font-color="true" fo:font-style="normal" style:text-underline-style="none" style:font-name-asian="Arial3" style:font-style-asian="normal" style:font-name-complex="Arial3" style:font-style-complex="normal"/>
    </style:style>
    <style:style style:name="P34" style:family="paragraph" style:parent-style-name="Text_20_body">
      <style:paragraph-properties fo:margin-left="0.3cm" fo:margin-right="0.3cm" fo:text-indent="0cm" style:auto-text-indent="false"/>
    </style:style>
    <style:style style:name="P35" style:family="paragraph" style:parent-style-name="Text_20_body">
      <style:paragraph-properties fo:margin-left="0cm" fo:margin-right="0.3cm" fo:text-indent="0cm" style:auto-text-indent="false"/>
    </style:style>
    <style:style style:name="P36"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6">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6"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7"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8"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99"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0"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1"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2"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3"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4"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5" style:family="paragraph" style:parent-style-name="Standard" style:list-style-name="L1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6" style:family="paragraph" style:parent-style-name="Standard">
      <style:paragraph-properties fo:margin-left="0cm" fo:margin-right="0cm" fo:text-align="justify" style:justify-single-word="false" fo:text-indent="0cm" style:auto-text-indent="false" style:text-autospace="none"/>
    </style:style>
    <style:style style:name="P107" style:family="paragraph" style:parent-style-name="Text_20_body" style:list-style-name="L15"/>
    <style:style style:name="P108" style:family="paragraph" style:parent-style-name="Text_20_body" style:list-style-name="L15"/>
    <style:style style:name="P109" style:family="paragraph" style:parent-style-name="Text_20_body" style:list-style-name="L19"/>
    <style:style style:name="P110" style:family="paragraph" style:parent-style-name="Text_20_body" style:list-style-name="L19"/>
    <style:style style:name="P111" style:family="paragraph" style:parent-style-name="Text_20_body" style:list-style-name="L21"/>
    <style:style style:name="P112" style:family="paragraph" style:parent-style-name="Text_20_body" style:list-style-name="L21"/>
    <style:style style:name="P113" style:family="paragraph" style:parent-style-name="Text_20_body" style:list-style-name="L21"/>
    <style:style style:name="P114" style:family="paragraph" style:parent-style-name="Text_20_body" style:list-style-name="L12">
      <style:paragraph-properties fo:margin-left="0.3cm" fo:margin-right="0.3cm" fo:text-indent="0cm" style:auto-text-indent="false"/>
    </style:style>
    <style:style style:name="P115" style:family="paragraph" style:parent-style-name="Text_20_body" style:list-style-name="L12">
      <style:paragraph-properties fo:margin-left="0.3cm" fo:margin-right="0.3cm" fo:text-indent="0cm" style:auto-text-indent="false"/>
    </style:style>
    <style:style style:name="P116" style:family="paragraph" style:parent-style-name="Text_20_body" style:list-style-name="L12">
      <style:paragraph-properties fo:margin-left="0.3cm" fo:margin-right="0.3cm" fo:text-indent="0cm" style:auto-text-indent="false"/>
    </style:style>
    <style:style style:name="P117" style:family="paragraph" style:parent-style-name="Text_20_body" style:list-style-name="L12">
      <style:paragraph-properties fo:margin-left="0.3cm" fo:margin-right="0.3cm" fo:text-indent="0cm" style:auto-text-indent="false"/>
    </style:style>
    <style:style style:name="P118" style:family="paragraph" style:parent-style-name="Text_20_body" style:list-style-name="L13">
      <style:paragraph-properties fo:margin-left="0.3cm" fo:margin-right="0.3cm" fo:text-indent="0cm" style:auto-text-indent="false"/>
    </style:style>
    <style:style style:name="P119" style:family="paragraph" style:parent-style-name="Text_20_body" style:list-style-name="L13">
      <style:paragraph-properties fo:margin-left="0.3cm" fo:margin-right="0.3cm" fo:text-indent="0cm" style:auto-text-indent="false"/>
    </style:style>
    <style:style style:name="P120" style:family="paragraph" style:parent-style-name="Text_20_body" style:list-style-name="L13">
      <style:paragraph-properties fo:margin-left="0.3cm" fo:margin-right="0.3cm" fo:text-indent="0cm" style:auto-text-indent="false"/>
    </style:style>
    <style:style style:name="P121" style:family="paragraph" style:parent-style-name="Text_20_body" style:list-style-name="L13">
      <style:paragraph-properties fo:margin-left="0.3cm" fo:margin-right="0.3cm" fo:text-indent="0cm" style:auto-text-indent="false"/>
    </style:style>
    <style:style style:name="P122" style:family="paragraph" style:parent-style-name="Text_20_body" style:list-style-name="L22">
      <style:paragraph-properties fo:margin-left="0.3cm" fo:margin-right="0.3cm" fo:text-indent="0cm" style:auto-text-indent="false"/>
    </style:style>
    <style:style style:name="P123" style:family="paragraph" style:parent-style-name="Text_20_body" style:list-style-name="L22">
      <style:paragraph-properties fo:margin-left="0.3cm" fo:margin-right="0.3cm" fo:text-indent="0cm" style:auto-text-indent="false"/>
    </style:style>
    <style:style style:name="P124" style:family="paragraph" style:parent-style-name="Text_20_body" style:list-style-name="L22">
      <style:paragraph-properties fo:margin-left="0.3cm" fo:margin-right="0.3cm" fo:text-indent="0cm" style:auto-text-indent="false"/>
    </style:style>
    <style:style style:name="P125" style:family="paragraph" style:parent-style-name="Text_20_body" style:list-style-name="L14">
      <style:paragraph-properties fo:margin-left="0cm" fo:margin-right="0.3cm" fo:text-indent="0cm" style:auto-text-indent="false"/>
    </style:style>
    <style:style style:name="P126" style:family="paragraph" style:parent-style-name="Text_20_body" style:list-style-name="L14">
      <style:paragraph-properties fo:margin-left="0cm" fo:margin-right="0.3cm" fo:text-indent="0cm" style:auto-text-indent="false"/>
    </style:style>
    <style:style style:name="P127" style:family="paragraph" style:parent-style-name="Text_20_body" style:list-style-name="L14">
      <style:paragraph-properties fo:margin-left="0cm" fo:margin-right="0.3cm" fo:text-indent="0cm" style:auto-text-indent="false"/>
    </style:style>
    <style:style style:name="P128" style:family="paragraph" style:parent-style-name="Text_20_body" style:list-style-name="L14">
      <style:paragraph-properties fo:margin-left="0cm" fo:margin-right="0.3cm" fo:text-indent="0cm" style:auto-text-indent="false"/>
    </style:style>
    <style:style style:name="P129" style:family="paragraph" style:parent-style-name="Text_20_body" style:list-style-name="L16">
      <style:paragraph-properties fo:margin-left="0cm" fo:margin-right="0.3cm" fo:text-indent="0cm" style:auto-text-indent="false"/>
    </style:style>
    <style:style style:name="P130" style:family="paragraph" style:parent-style-name="Text_20_body" style:list-style-name="L16">
      <style:paragraph-properties fo:margin-left="0cm" fo:margin-right="0.3cm" fo:text-indent="0cm" style:auto-text-indent="false"/>
    </style:style>
    <style:style style:name="P131" style:family="paragraph" style:parent-style-name="Text_20_body" style:list-style-name="L17">
      <style:paragraph-properties fo:margin-left="0cm" fo:margin-right="0.3cm" fo:text-indent="0cm" style:auto-text-indent="false"/>
    </style:style>
    <style:style style:name="P132" style:family="paragraph" style:parent-style-name="Text_20_body" style:list-style-name="L17">
      <style:paragraph-properties fo:margin-left="0cm" fo:margin-right="0.3cm" fo:text-indent="0cm" style:auto-text-indent="false"/>
    </style:style>
    <style:style style:name="P133" style:family="paragraph" style:parent-style-name="Text_20_body" style:list-style-name="L17">
      <style:paragraph-properties fo:margin-left="0cm" fo:margin-right="0.3cm" fo:text-indent="0cm" style:auto-text-indent="false"/>
    </style:style>
    <style:style style:name="P134" style:family="paragraph" style:parent-style-name="Text_20_body" style:list-style-name="L17">
      <style:paragraph-properties fo:margin-left="0cm" fo:margin-right="0.3cm" fo:text-indent="0cm" style:auto-text-indent="false"/>
    </style:style>
    <style:style style:name="P135" style:family="paragraph" style:parent-style-name="Text_20_body" style:list-style-name="L17">
      <style:paragraph-properties fo:margin-left="0cm" fo:margin-right="0.3cm" fo:text-indent="0cm" style:auto-text-indent="false"/>
    </style:style>
    <style:style style:name="P136" style:family="paragraph" style:parent-style-name="Text_20_body" style:list-style-name="L18">
      <style:paragraph-properties fo:margin-left="0cm" fo:margin-right="0.3cm" fo:text-indent="0cm" style:auto-text-indent="false"/>
    </style:style>
    <style:style style:name="P137" style:family="paragraph" style:parent-style-name="Text_20_body" style:list-style-name="L18">
      <style:paragraph-properties fo:margin-left="0cm" fo:margin-right="0.3cm" fo:text-indent="0cm" style:auto-text-indent="false"/>
    </style:style>
    <style:style style:name="P138" style:family="paragraph" style:parent-style-name="Text_20_body" style:list-style-name="L18">
      <style:paragraph-properties fo:margin-left="0cm" fo:margin-right="0.3cm" fo:text-indent="0cm" style:auto-text-indent="false"/>
    </style:style>
    <style:style style:name="P139" style:family="paragraph" style:parent-style-name="Text_20_body" style:list-style-name="L20">
      <style:paragraph-properties fo:margin-left="0cm" fo:margin-right="0.3cm" fo:text-indent="0cm" style:auto-text-indent="false"/>
    </style:style>
    <style:style style:name="P140" style:family="paragraph" style:parent-style-name="Text_20_body" style:list-style-name="L20">
      <style:paragraph-properties fo:margin-left="0cm" fo:margin-right="0.3cm" fo:text-indent="0cm" style:auto-text-indent="false"/>
    </style:style>
    <style:style style:name="P141" style:family="paragraph" style:parent-style-name="Text_20_body" style:list-style-name="L20">
      <style:paragraph-properties fo:margin-left="0cm" fo:margin-right="0.3cm" fo:text-indent="0cm" style:auto-text-indent="false"/>
    </style:style>
    <style:style style:name="P142" style:family="paragraph" style:parent-style-name="Text_20_body" style:list-style-name="L23">
      <style:paragraph-properties fo:margin-left="0cm" fo:margin-right="0.3cm" fo:text-indent="0cm" style:auto-text-indent="false"/>
    </style:style>
    <style:style style:name="P143" style:family="paragraph" style:parent-style-name="Text_20_body" style:list-style-name="L23">
      <style:paragraph-properties fo:margin-left="0cm" fo:margin-right="0.3cm" fo:text-indent="0cm" style:auto-text-indent="false"/>
    </style:style>
    <style:style style:name="P144" style:family="paragraph" style:parent-style-name="Text_20_body" style:list-style-name="L23">
      <style:paragraph-properties fo:margin-left="0cm" fo:margin-right="0.3cm" fo:text-indent="0cm" style:auto-text-indent="false"/>
    </style:style>
    <style:style style:name="P145" style:family="paragraph" style:parent-style-name="Text_20_body" style:list-style-name="L23">
      <style:paragraph-properties fo:margin-left="0cm" fo:margin-right="0.3cm" fo:text-indent="0cm" style:auto-text-indent="false"/>
    </style:style>
    <style:style style:name="P146" style:family="paragraph" style:parent-style-name="Header">
      <style:paragraph-properties fo:text-align="center" style:justify-single-word="false"/>
      <style:text-properties fo:font-size="6pt" style:font-size-asian="6pt" style:font-size-complex="6pt"/>
    </style:style>
    <style:style style:name="P147" style:family="paragraph" style:parent-style-name="Contents_20_2">
      <style:paragraph-properties>
        <style:tab-stops>
          <style:tab-stop style:position="16.499cm" style:type="right" style:leader-style="dotted" style:leader-text="."/>
        </style:tab-stops>
      </style:paragraph-properties>
    </style:style>
    <style:style style:name="P148" style:family="paragraph" style:parent-style-name="Contents_20_1">
      <style:paragraph-properties>
        <style:tab-stops>
          <style:tab-stop style:position="16.999cm" style:type="right" style:leader-style="dotted" style:leader-text="."/>
        </style:tab-stops>
      </style:paragraph-properties>
    </style:style>
    <style:style style:name="P149"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style:use-window-font-color="true" style:font-name-asian="Arial3" style:font-name-complex="Arial3"/>
    </style:style>
    <style:style style:name="T3" style:family="text">
      <style:text-properties style:use-window-font-color="true" style:font-name="Arial" fo:font-style="normal" style:text-underline-style="none" fo:font-weight="normal" style:font-name-asian="Arial3" style:font-size-asian="12pt" style:font-style-asian="normal" style:font-weight-asian="normal" style:font-name-complex="Arial3" style:font-style-complex="normal" style:font-weight-complex="normal"/>
    </style:style>
    <style:style style:name="T4" style:family="text">
      <style:text-properties fo:font-style="italic" style:font-style-asian="italic" style:font-style-complex="italic"/>
    </style:style>
    <style:style style:name="T5" style:family="text">
      <style:text-properties style:font-name="DejaVu Sans1" style:font-name-asian="Arial1" style:font-name-complex="Arial1"/>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style:font-name="DejaVu Sans" style:font-name-asian="Arial1" style:font-name-complex="Arial1"/>
    </style:style>
    <style:style style:name="T9" style:family="text">
      <style:text-properties style:font-name-asian="Arial1" style:font-name-complex="Arial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65cm" text:min-label-width="0.635cm"/>
        <style:text-properties style:font-name="StarSymbol"/>
      </text:list-level-style-bullet>
      <text:list-level-style-bullet text:level="3" text:style-name="Bullet_20_Symbols" style:num-suffix="." text:bullet-char="–">
        <style:list-level-properties text:space-before="3.295cm" text:min-label-width="0.635cm"/>
        <style:text-properties style:font-name="StarSymbol1"/>
      </text:list-level-style-bullet>
      <text:list-level-style-bullet text:level="4" text:style-name="Bullet_20_Symbols" style:num-suffix="." text:bullet-char="–">
        <style:list-level-properties text:space-before="4.625cm" text:min-label-width="0.635cm"/>
        <style:text-properties style:font-name="StarSymbol1"/>
      </text:list-level-style-bullet>
      <text:list-level-style-bullet text:level="5" text:style-name="Bullet_20_Symbols" style:num-suffix="." text:bullet-char="–">
        <style:list-level-properties text:space-before="5.955cm" text:min-label-width="0.635cm"/>
        <style:text-properties style:font-name="StarSymbol1"/>
      </text:list-level-style-bullet>
      <text:list-level-style-bullet text:level="6" text:style-name="Bullet_20_Symbols" style:num-suffix="." text:bullet-char="–">
        <style:list-level-properties text:space-before="7.285cm" text:min-label-width="0.635cm"/>
        <style:text-properties style:font-name="StarSymbol1"/>
      </text:list-level-style-bullet>
      <text:list-level-style-bullet text:level="7" text:style-name="Bullet_20_Symbols" style:num-suffix="." text:bullet-char="–">
        <style:list-level-properties text:space-before="8.615cm" text:min-label-width="0.635cm"/>
        <style:text-properties style:font-name="StarSymbol1"/>
      </text:list-level-style-bullet>
      <text:list-level-style-bullet text:level="8" text:style-name="Bullet_20_Symbols" style:num-suffix="." text:bullet-char="–">
        <style:list-level-properties text:space-before="9.945cm" text:min-label-width="0.635cm"/>
        <style:text-properties style:font-name="StarSymbol1"/>
      </text:list-level-style-bullet>
      <text:list-level-style-bullet text:level="9" text:style-name="Bullet_20_Symbols" style:num-suffix="." text:bullet-char="–">
        <style:list-level-properties text:space-before="11.275cm" text:min-label-width="0.635cm"/>
        <style:text-properties style:font-name="StarSymbol1"/>
      </text:list-level-style-bullet>
      <text:list-level-style-bullet text:level="10" text:style-name="Bullet_20_Symbols" style:num-suffix="." text:bullet-char="–">
        <style:list-level-properties text:space-before="12.60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51cm" text:min-label-width="0.635cm"/>
        <style:text-properties style:font-name="StarSymbol"/>
      </text:list-level-style-bullet>
      <text:list-level-style-bullet text:level="3" text:style-name="Bullet_20_Symbols" style:num-suffix="." text:bullet-char="–">
        <style:list-level-properties text:space-before="3.267cm" text:min-label-width="0.635cm"/>
        <style:text-properties style:font-name="StarSymbol1"/>
      </text:list-level-style-bullet>
      <text:list-level-style-bullet text:level="4" text:style-name="Bullet_20_Symbols" style:num-suffix="." text:bullet-char="–">
        <style:list-level-properties text:space-before="4.583cm" text:min-label-width="0.635cm"/>
        <style:text-properties style:font-name="StarSymbol1"/>
      </text:list-level-style-bullet>
      <text:list-level-style-bullet text:level="5" text:style-name="Bullet_20_Symbols" style:num-suffix="." text:bullet-char="–">
        <style:list-level-properties text:space-before="5.898cm" text:min-label-width="0.635cm"/>
        <style:text-properties style:font-name="StarSymbol1"/>
      </text:list-level-style-bullet>
      <text:list-level-style-bullet text:level="6" text:style-name="Bullet_20_Symbols" style:num-suffix="." text:bullet-char="–">
        <style:list-level-properties text:space-before="7.214cm" text:min-label-width="0.635cm"/>
        <style:text-properties style:font-name="StarSymbol1"/>
      </text:list-level-style-bullet>
      <text:list-level-style-bullet text:level="7" text:style-name="Bullet_20_Symbols" style:num-suffix="." text:bullet-char="–">
        <style:list-level-properties text:space-before="8.53cm" text:min-label-width="0.635cm"/>
        <style:text-properties style:font-name="StarSymbol1"/>
      </text:list-level-style-bullet>
      <text:list-level-style-bullet text:level="8" text:style-name="Bullet_20_Symbols" style:num-suffix="." text:bullet-char="–">
        <style:list-level-properties text:space-before="9.846cm" text:min-label-width="0.635cm"/>
        <style:text-properties style:font-name="StarSymbol1"/>
      </text:list-level-style-bullet>
      <text:list-level-style-bullet text:level="9" text:style-name="Bullet_20_Symbols" style:num-suffix="." text:bullet-char="–">
        <style:list-level-properties text:space-before="11.162cm" text:min-label-width="0.635cm"/>
        <style:text-properties style:font-name="StarSymbol1"/>
      </text:list-level-style-bullet>
      <text:list-level-style-bullet text:level="10" text:style-name="Bullet_20_Symbols" style:num-suffix="." text:bullet-char="–">
        <style:list-level-properties text:space-before="12.478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Piano di qualifica</text:p>
          </table:table-cell>
          <table:table-cell table:style-name="Tabella4.B1" office:value-type="string">
            <text:p text:style-name="P9">08 Marzo 2008</text:p>
          </table:table-cell>
        </table:table-row>
        <table:table-row>
          <table:table-cell table:style-name="Tabella4.A2" office:value-type="string">
            <text:p text:style-name="P8">Documento Esterno - Formale <text:s/>- v3.0</text:p>
          </table:table-cell>
          <table:table-cell table:style-name="Tabella4.B2" office:value-type="string">
            <text:p text:style-name="P9">Piano_di_qualifica_3.0.pdf</text:p>
          </table:table-cell>
        </table:table-row>
      </table:table>
      <text:p text:style-name="P16"/>
      <text:p text:style-name="P16"/>
      <text:p text:style-name="P19">Redazione:</text:p>
      <text:p text:style-name="P20"><text:tab/><text:tab/><text:tab/>Luca Rubin</text:p>
      <text:p text:style-name="P21"/>
      <text:p text:style-name="P21">Revisione:<text:tab/></text:p>
      <text:p text:style-name="P20"><text:tab/><text:tab/><text:tab/>Daniele Bonaldo</text:p>
      <text:p text:style-name="P21"/>
      <text:p text:style-name="P21">Approvazione:</text:p>
      <text:p text:style-name="P23"><text:tab/><text:tab/><text:tab/>Luca Rubin</text:p>
      <text:p text:style-name="P21"/>
      <text:p text:style-name="P21">Lista di distribuzione:</text:p>
      <text:p text:style-name="P20"><text:tab/><text:tab/><text:tab/><text:tab/><text:tab/><text:tab/>Prof. Vardanega Tullio</text:p>
      <text:p text:style-name="P20"><text:tab/><text:tab/><text:tab/><text:tab/><text:tab/><text:tab/>Prof. Palazzi Claudio</text:p>
      <text:p text:style-name="P20"><text:tab/><text:tab/><text:tab/><text:tab/><text:tab/><text:tab/>Stylosoft</text:p>
      <text:p text:style-name="P20"/>
      <text:p text:style-name="P22">Registro delle modifiche:</text:p>
      <text:p text:style-name="P22"/>
      <table:table table:name="Tabella2" table:style-name="Tabella2">
        <table:table-column table:style-name="Tabella2.A"/>
        <table:table-column table:style-name="Tabella2.B"/>
        <table:table-column table:style-name="Tabella2.C"/>
        <table:table-row>
          <table:table-cell table:style-name="Tabella2.A1" office:value-type="string">
            <text:p text:style-name="P24">Versione</text:p>
          </table:table-cell>
          <table:table-cell table:style-name="Tabella2.B1" office:value-type="string">
            <text:p text:style-name="P24">Data</text:p>
          </table:table-cell>
          <table:table-cell table:style-name="Tabella2.A1" office:value-type="string">
            <text:p text:style-name="P10">Descrizione delle modifiche</text:p>
          </table:table-cell>
        </table:table-row>
        <table:table-row>
          <table:table-cell table:style-name="Tabella2.A2" office:value-type="string">
            <text:p text:style-name="P26">3.0</text:p>
          </table:table-cell>
          <table:table-cell table:style-name="Tabella2.B2" office:value-type="string">
            <text:p text:style-name="P26">08/03/2008</text:p>
          </table:table-cell>
          <table:table-cell table:style-name="Tabella2.A2" office:value-type="string">
            <text:p text:style-name="P12">Correzione generale documento, e avanzamento versione</text:p>
          </table:table-cell>
        </table:table-row>
        <table:table-row>
          <table:table-cell table:style-name="Tabella2.A2" office:value-type="string">
            <text:p text:style-name="P26">2.3</text:p>
          </table:table-cell>
          <table:table-cell table:style-name="Tabella2.B2" office:value-type="string">
            <text:p text:style-name="P26">03/03/2008</text:p>
          </table:table-cell>
          <table:table-cell table:style-name="Tabella2.A2" office:value-type="string">
            <text:p text:style-name="P12">Aggiunti paragrafi 5.2 , 5.3 , 7</text:p>
          </table:table-cell>
        </table:table-row>
        <table:table-row>
          <table:table-cell table:style-name="Tabella2.A2" office:value-type="string">
            <text:p text:style-name="P26">2.2</text:p>
          </table:table-cell>
          <table:table-cell table:style-name="Tabella2.B2" office:value-type="string">
            <text:p text:style-name="P26">14/02/2008</text:p>
          </table:table-cell>
          <table:table-cell table:style-name="Tabella2.A2" office:value-type="string">
            <text:p text:style-name="P12">Ampliati punti 6.4.1 e 6.4.2</text:p>
          </table:table-cell>
        </table:table-row>
        <table:table-row>
          <table:table-cell table:style-name="Tabella2.A2" office:value-type="string">
            <text:p text:style-name="P26">2.1</text:p>
          </table:table-cell>
          <table:table-cell table:style-name="Tabella2.B2" office:value-type="string">
            <text:p text:style-name="P26">05/02/2008</text:p>
          </table:table-cell>
          <table:table-cell table:style-name="Tabella2.A2" office:value-type="string">
            <text:p text:style-name="P12">Aggiunto paragrafo 6 “Modalità di verifica”</text:p>
          </table:table-cell>
        </table:table-row>
        <table:table-row>
          <table:table-cell table:style-name="Tabella2.A2" office:value-type="string">
            <text:p text:style-name="P26">2.0</text:p>
          </table:table-cell>
          <table:table-cell table:style-name="Tabella2.B2" office:value-type="string">
            <text:p text:style-name="P26">24/01/2008</text:p>
          </table:table-cell>
          <table:table-cell table:style-name="Tabella2.A2" office:value-type="string">
            <text:p text:style-name="P12">Correzione grammaticali e di impaginazione</text:p>
          </table:table-cell>
        </table:table-row>
        <table:table-row>
          <table:table-cell table:style-name="Tabella2.A2" office:value-type="string">
            <text:p text:style-name="P26">1.3</text:p>
          </table:table-cell>
          <table:table-cell table:style-name="Tabella2.B2" office:value-type="string">
            <text:p text:style-name="P26">20/01/2008</text:p>
          </table:table-cell>
          <table:table-cell table:style-name="Tabella2.A2" office:value-type="string">
            <text:p text:style-name="P12">Inserimento stili e indice automatizzato</text:p>
          </table:table-cell>
        </table:table-row>
        <table:table-row>
          <table:table-cell table:style-name="Tabella2.A2" office:value-type="string">
            <text:p text:style-name="P26">1.2</text:p>
          </table:table-cell>
          <table:table-cell table:style-name="Tabella2.B2" office:value-type="string">
            <text:p text:style-name="P26">14/01/2008</text:p>
          </table:table-cell>
          <table:table-cell table:style-name="Tabella2.A2" office:value-type="string">
            <text:p text:style-name="P12">Inserimento dettagli sul repository SVN</text:p>
          </table:table-cell>
        </table:table-row>
        <table:table-row>
          <table:table-cell table:style-name="Tabella2.A2" office:value-type="string">
            <text:p text:style-name="P26">1.1</text:p>
          </table:table-cell>
          <table:table-cell table:style-name="Tabella2.B2" office:value-type="string">
            <text:p text:style-name="P26">12/01/2008</text:p>
          </table:table-cell>
          <table:table-cell table:style-name="Tabella2.A2" office:value-type="string">
            <text:p text:style-name="P12">Ridefinita l'intera struttura del documento con maggiore attenzione sulla strategia da seguire</text:p>
          </table:table-cell>
        </table:table-row>
        <table:table-row>
          <table:table-cell table:style-name="Tabella2.A2" office:value-type="string">
            <text:p text:style-name="P26">1.0</text:p>
          </table:table-cell>
          <table:table-cell table:style-name="Tabella2.B2" office:value-type="string">
            <text:p text:style-name="P26">06/12/2007</text:p>
          </table:table-cell>
          <table:table-cell table:style-name="Tabella2.A2" office:value-type="string">
            <text:p text:style-name="P12">Correzione grammaticale, aggiustamento indice</text:p>
          </table:table-cell>
        </table:table-row>
        <table:table-row>
          <table:table-cell table:style-name="Tabella2.A2" office:value-type="string">
            <text:p text:style-name="P25">0.2</text:p>
          </table:table-cell>
          <table:table-cell table:style-name="Tabella2.B2" office:value-type="string">
            <text:p text:style-name="P25">04/12/2007</text:p>
          </table:table-cell>
          <table:table-cell table:style-name="Tabella2.C11" office:value-type="string">
            <text:p text:style-name="P13">Sistemazione indice; inserimento dei punti 2.3 e 2.4</text:p>
          </table:table-cell>
        </table:table-row>
      </table:table>
      <text:p text:style-name="Heading"><text:soft-page-break/></text:p>
      <text:p text:style-name="Heading"/>
      <text:p text:style-name="Heading"/>
      <text:p text:style-name="Heading">Sommario</text:p>
      <text:p text:style-name="P30">Questo documento vuole tracciare le linee guida per l'organizzazione delle attività di verifica e di accertamento della qualità del prodott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148"><text:a xlink:type="simple" xlink:href="#1.Introduzione|outline" text:style-name="Page_20_Number" text:visited-style-name="Page_20_Number">1 <text:s text:c="2"/>Introduzione<text:tab/>4</text:a></text:p>
          <text:p text:style-name="P147"><text:a xlink:type="simple" xlink:href="#1.1.Scopo del documento|outline" text:style-name="Page_20_Number" text:visited-style-name="Page_20_Number">1.1 <text:s text:c="2"/>Scopo del documento<text:tab/>4</text:a></text:p>
          <text:p text:style-name="P147"><text:a xlink:type="simple" xlink:href="#1.2.Scopo del prodotto|outline" text:style-name="Page_20_Number" text:visited-style-name="Page_20_Number">1.2 <text:s text:c="2"/>Scopo del prodotto<text:tab/>4</text:a></text:p>
          <text:p text:style-name="P147"><text:a xlink:type="simple" xlink:href="#1.3.Glossario|outline" text:style-name="Page_20_Number" text:visited-style-name="Page_20_Number">1.3 <text:s text:c="2"/>Glossario<text:tab/>4</text:a></text:p>
          <text:p text:style-name="P147"><text:a xlink:type="simple" xlink:href="#1.4.Riferimenti|outline" text:style-name="Page_20_Number" text:visited-style-name="Page_20_Number">1.4 <text:s text:c="2"/>Riferimenti<text:tab/>4</text:a></text:p>
          <text:p text:style-name="P149"><text:a xlink:type="simple" xlink:href="#1.4.1.Normativi|outline" text:style-name="Page_20_Number" text:visited-style-name="Page_20_Number">1.4.1 <text:s text:c="2"/>Normativi<text:tab/>4</text:a></text:p>
          <text:p text:style-name="P149"><text:a xlink:type="simple" xlink:href="#1.4.2.Informativi|outline" text:style-name="Page_20_Number" text:visited-style-name="Page_20_Number">1.4.2 <text:s text:c="2"/>Informativi<text:tab/>4</text:a></text:p>
          <text:p text:style-name="P148"><text:a xlink:type="simple" xlink:href="#2.Visione generale della strategia di verifica|outline" text:style-name="Page_20_Number" text:visited-style-name="Page_20_Number">2 <text:s text:c="2"/>Visione generale della strategia di verifica<text:tab/>4</text:a></text:p>
          <text:p text:style-name="P147"><text:a xlink:type="simple" xlink:href="#2.1.Organizzazione, pianificazione strategica e temporale, responsabilità|outline" text:style-name="Page_20_Number" text:visited-style-name="Page_20_Number">2.1 <text:s text:c="2"/>Organizzazione, pianificazione strategica e temporale, responsabilità<text:tab/>4</text:a></text:p>
          <text:p text:style-name="P147"><text:a xlink:type="simple" xlink:href="#2.2.Dettaglio delle revisioni|outline" text:style-name="Page_20_Number" text:visited-style-name="Page_20_Number">2.2 <text:s text:c="2"/>Dettaglio delle revisioni<text:tab/>6</text:a></text:p>
          <text:p text:style-name="P149"><text:a xlink:type="simple" xlink:href="#2.2.1.Revisione dei Requisiti (RR)|outline" text:style-name="Page_20_Number" text:visited-style-name="Page_20_Number">2.2.1 <text:s text:c="2"/>Revisione dei Requisiti (RR)<text:tab/>6</text:a></text:p>
          <text:p text:style-name="P149"><text:a xlink:type="simple" xlink:href="#2.2.2.Revisione del Progetto Preliminare (RPP)|outline" text:style-name="Page_20_Number" text:visited-style-name="Page_20_Number">2.2.2 <text:s text:c="2"/>Revisione del Progetto Preliminare (RPP)<text:tab/>6</text:a></text:p>
          <text:p text:style-name="P149"><text:a xlink:type="simple" xlink:href="#2.2.3.Revisione del Progetto Definitivo (RPD)|outline" text:style-name="Page_20_Number" text:visited-style-name="Page_20_Number">2.2.3 <text:s text:c="2"/>Revisione del Progetto Definitivo (RPD)<text:tab/>7</text:a></text:p>
          <text:p text:style-name="P149"><text:a xlink:type="simple" xlink:href="#2.2.4.Revisione di Qualifica (RQ)|outline" text:style-name="Page_20_Number" text:visited-style-name="Page_20_Number">2.2.4 <text:s text:c="2"/>Revisione di Qualifica (RQ)<text:tab/>7</text:a></text:p>
          <text:p text:style-name="P149"><text:a xlink:type="simple" xlink:href="#2.2.5.Revisione di Accettazione (RA)|outline" text:style-name="Page_20_Number" text:visited-style-name="Page_20_Number">2.2.5 <text:s text:c="2"/>Revisione di Accettazione (RA)<text:tab/>7</text:a></text:p>
          <text:p text:style-name="P147"><text:a xlink:type="simple" xlink:href="#2.3.Risorse necessarie e risorse disponibili|outline" text:style-name="Page_20_Number" text:visited-style-name="Page_20_Number">2.3 <text:s text:c="2"/>Risorse necessarie e risorse disponibili<text:tab/>7</text:a></text:p>
          <text:p text:style-name="P147"><text:a xlink:type="simple" xlink:href="#2.4.Strumenti, tecniche e metodi di verifica|outline" text:style-name="Page_20_Number" text:visited-style-name="Page_20_Number">2.4 <text:s text:c="2"/>Strumenti, tecniche e metodi di verifica<text:tab/>7</text:a></text:p>
          <text:p text:style-name="P148"><text:a xlink:type="simple" xlink:href="#3.Gestione amministrativa della revisione|outline" text:style-name="Page_20_Number" text:visited-style-name="Page_20_Number">3 <text:s text:c="2"/>Gestione amministrativa della revisione<text:tab/>8</text:a></text:p>
          <text:p text:style-name="P147"><text:a xlink:type="simple" xlink:href="#3.1.Comunicazione e risoluzione delle anomalie|outline" text:style-name="Page_20_Number" text:visited-style-name="Page_20_Number">3.1 <text:s text:c="2"/>Comunicazione e risoluzione delle anomalie<text:tab/>8</text:a></text:p>
          <text:p text:style-name="P147"><text:a xlink:type="simple" xlink:href="#3.2.Trattamento delle discrepanze|outline" text:style-name="Page_20_Number" text:visited-style-name="Page_20_Number">3.2 <text:s text:c="2"/>Trattamento delle discrepanze<text:tab/>8</text:a></text:p>
          <text:p text:style-name="P148"><text:a xlink:type="simple" xlink:href="#4.Accertamento di qualità|outline" text:style-name="Page_20_Number" text:visited-style-name="Page_20_Number">4 <text:s text:c="2"/>Accertamento di qualità<text:tab/>9</text:a></text:p>
          <text:p text:style-name="P148"><text:a xlink:type="simple" xlink:href="#5.Resoconto delle attività di verifica|outline" text:style-name="Page_20_Number" text:visited-style-name="Page_20_Number">5 <text:s text:c="2"/>Resoconto delle attività di verifica<text:tab/>9</text:a></text:p>
          <text:p text:style-name="P147"><text:a xlink:type="simple" xlink:href="#5.1.Tracciamento UseCase - requisiti|outline" text:style-name="Page_20_Number" text:visited-style-name="Page_20_Number">5.1 <text:s text:c="2"/>Tracciamento UseCase - requisiti<text:tab/>9</text:a></text:p>
          <text:p text:style-name="P147"><text:a xlink:type="simple" xlink:href="#5.2.Dettaglio delle verifiche tramite analisi|outline" text:style-name="Page_20_Number" text:visited-style-name="Page_20_Number">5.2 <text:s text:c="2"/>Dettaglio delle verifiche tramite analisi<text:tab/>10</text:a></text:p>
          <text:p text:style-name="P147"><text:a xlink:type="simple" xlink:href="#5.3.Dettaglio delle verifiche tramite test|outline" text:style-name="Page_20_Number" text:visited-style-name="Page_20_Number">5.3 <text:s text:c="2"/>Dettaglio delle verifiche tramite test<text:tab/>10</text:a></text:p>
          <text:p text:style-name="P148"><text:a xlink:type="simple" xlink:href="#6.Modalità di verifica|outline" text:style-name="Page_20_Number" text:visited-style-name="Page_20_Number">6 <text:s text:c="2"/>Modalità di verifica<text:tab/>11</text:a></text:p>
          <text:p text:style-name="P147"><text:a xlink:type="simple" xlink:href="#6.1.Tracciamento|outline" text:style-name="Page_20_Number" text:visited-style-name="Page_20_Number">6.1 <text:s text:c="2"/>Tracciamento<text:tab/>11</text:a></text:p>
          <text:p text:style-name="P147"><text:soft-page-break/><text:a xlink:type="simple" xlink:href="#6.2.Verifica nell'analisi|outline" text:style-name="Page_20_Number" text:visited-style-name="Page_20_Number">6.2 <text:s text:c="2"/>Verifica nell'analisi<text:tab/>11</text:a></text:p>
          <text:p text:style-name="P147"><text:a xlink:type="simple" xlink:href="#6.3.Verifica nella progettazione|outline" text:style-name="Page_20_Number" text:visited-style-name="Page_20_Number">6.3 <text:s text:c="2"/>Verifica nella progettazione<text:tab/>12</text:a></text:p>
          <text:p text:style-name="P147"><text:a xlink:type="simple" xlink:href="#6.4.Verifica nella codifica|outline" text:style-name="Page_20_Number" text:visited-style-name="Page_20_Number">6.4 <text:s text:c="2"/>Verifica nella codifica<text:tab/>12</text:a></text:p>
          <text:p text:style-name="P149"><text:a xlink:type="simple" xlink:href="#6.4.1.Analisi statica|outline" text:style-name="Page_20_Number" text:visited-style-name="Page_20_Number">6.4.1 <text:s text:c="2"/>Analisi statica<text:tab/>13</text:a></text:p>
          <text:p text:style-name="P149"><text:a xlink:type="simple" xlink:href="#6.4.2.Analisi dinamica|outline" text:style-name="Page_20_Number" text:visited-style-name="Page_20_Number">6.4.2 <text:s text:c="2"/>Analisi dinamica<text:tab/>14</text:a></text:p>
          <text:p text:style-name="P147"><text:a xlink:type="simple" xlink:href="#6.5.Verifica dei processi|outline" text:style-name="Page_20_Number" text:visited-style-name="Page_20_Number">6.5 <text:s text:c="2"/>Verifica dei processi<text:tab/>16</text:a></text:p>
          <text:p text:style-name="P148"><text:a xlink:type="simple" xlink:href="#7.Pianificazione ed esecuzione del collaudo|outline" text:style-name="Page_20_Number" text:visited-style-name="Page_20_Number">7 <text:s text:c="2"/>Pianificazione ed esecuzione del collaudo<text:tab/>16</text:a></text:p>
          <text:p text:style-name="P147"><text:a xlink:type="simple" xlink:href="#7.1.Specifica della campagna di validazione|outline" text:style-name="Page_20_Number" text:visited-style-name="Page_20_Number">7.1 <text:s text:c="2"/>Specifica della campagna di validazione<text:tab/>16</text:a></text:p>
        </text:index-body>
      </text:table-of-content>
      <text:p text:style-name="P27"/>
      <text:h text:style-name="P32" text:outline-level="1">Introduzione</text:h>
      <text:h text:style-name="Heading_20_2" text:outline-level="2">Scopo del documento</text:h>
      <text:p text:style-name="Text_20_body">Nel presente documento verranno presentate le strategie con cui Stylosoft intende garantire la qualità del prodotto. Nei punti a seguire, verranno illustrate le modalità con cui lo sviluppo del prodotto sarà verificato. Al seguente documento potranno essere apportate modifiche in corso d'opera per adattare al meglio l'attività di verifica del nostro prodotto.</text:p>
      <text:h text:style-name="Heading_20_2" text:outline-level="2">Scopo del prodotto</text:h>
      <text:p text:style-name="Text_20_body">Il prodotto in oggetto ha la funzione di software didattico per lo studio dei meccanismi di gestione della memoria di un elaboratore multiprogrammato.</text:p>
      <text:h text:style-name="Heading_20_2" text:outline-level="2">Glossario</text:h>
      <text:p text:style-name="Text_20_body">Nel documento “Glossario.pdf” verranno riportati i termini più specifici con il relativo significato. Si ricorda, inoltre, che ogni termine presente nel “Glossario” sarà scritto in corsivo nei vari documenti.</text:p>
      <text:h text:style-name="Heading_20_2" text:outline-level="2">Riferimenti</text:h>
      <text:h text:style-name="Heading_20_3" text:outline-level="3">Normativi</text:h>
      <text:list text:style-name="L1">
        <text:list-item>
          <text:p text:style-name="P95">ISO/IEC 12207</text:p>
        </text:list-item>
        <text:list-item>
          <text:p text:style-name="P95">ISO/IEC 9126:2001</text:p>
        </text:list-item>
        <text:list-item>
          <text:p text:style-name="P95">SWEBOK</text:p>
        </text:list-item>
      </text:list>
      <text:h text:style-name="Heading_20_3" text:outline-level="3">Informativi</text:h>
      <text:list text:style-name="L2">
        <text:list-item>
          <text:p text:style-name="P98">[NI]Norme interne (Norme_interne_ 3.0.pdf)</text:p>
        </text:list-item>
        <text:list-item>
          <text:p text:style-name="P98">[AR]Analisi dei requisiti (Analisi_dei_requisiti_2.0.pdf)</text:p>
        </text:list-item>
      </text:list>
      <text:h text:style-name="Heading_20_1" text:outline-level="1">Visione generale della strategia di verifica</text:h>
      <text:h text:style-name="P33" text:outline-level="2">Organizzazione, pianificazione strategica e temporale, responsabilità</text:h>
      <text:p text:style-name="Text_20_body"><text:span text:style-name="T3">Il modello di ciclo di vita scelto per il progetto è quello sequenziale, dato che tale modello impone una certa disciplina e comporta verifiche rigorose sul completamento </text:span><text:span text:style-name="T3">di ogni fase. Per maggiori dettagli sul ciclo di vita scelto vedere la sezione 2 del piano </text:span><text:soft-page-break/><text:span text:style-name="T3">di progetto (Piano_di_progetto.pdf).</text:span></text:p>
      <text:p text:style-name="Text_20_body">Le attività di verifica verranno suddivise ed assegnate ai membri del gruppo dal responsabile di progetto, il quale si preoccuperà anche che tutti i moduli seguano le regole definite in questo documento rispettando le scadenze prefissate. </text:p>
      <text:p text:style-name="Text_20_body">Le attività di verifica e validazione copriranno l'intero periodo di sviluppo del progetto.</text:p>
      <text:p text:style-name="Text_20_body">Le fasi principali in cui verranno applicati i due precedenti processi (verifica e validazione) saranno:</text:p>
      <text:list text:style-name="L3">
        <text:list-item>
          <text:p text:style-name="P36">Fase Iniziale: dopo aver improntato i primi documenti, tra cui anche quello dell'analisi dei requisiti, verranno inizializzate le prime attività di verifica in cui i verificatori preposti, controlleranno la loro corretta stesura dal punto di vista grammaticale e dal punto di vista dei contenuti. Nel caso in cui venisse riscontrato un errore o una mancanza, sarà compito del verificatore, provvedere alla segnalazione dell'errore utilizzando gli strumenti messi a disposizione del Team. Questi strumenti, e le regole di utilizzo, sono presenti nelle norme interne (“Norme_interne.pdf”). Nel momento in cui la verifica termina senza il riscontro di errori, il documento potrà giungere al responsabile il quale dopo aver apposto il proprio nome (per approvazione) potrà consegnarlo al cliente.</text:p>
        </text:list-item>
        <text:list-item>
          <text:p text:style-name="P36">Fase di Progettazione: è possibile vedere questa fase come due sotto-fasi successive:</text:p>
          <text:list>
            <text:list-item>
              <text:p text:style-name="P36">Progettazione architetturale</text:p>
            </text:list-item>
            <text:list-item>
              <text:p text:style-name="P36">Progettazione di dettaglio</text:p>
            </text:list-item>
          </text:list>
          <text:p text:style-name="P36">Nella prima i verificatori devono far si che tutti i requisiti pattuiti con il cliente siano stati presi in considerazione e siano stati soddisfatti nella loro interezza. Nella seconda sotto-fase, i verificatori dovranno controllare che siano applicate le decisioni prese nelle fasi precedenti (fase iniziale <text:s/>e progettazione architetturale). </text:p>
        </text:list-item>
        <text:list-item>
          <text:p text:style-name="P36">Fase di codifica e di test sul codice: in questa fase i verificatori possono procedere con l'esecuzione di una vera e propria attività di analisi e test del codice. Le attività di verifica in questa fase avranno inizio non appena ci saranno unità e/o moduli di codice con un grado di indipendenza tale da poter eseguire alcune o tutte le attività sotto citate. Per adempiere a tale compito, i verificatori dovranno praticare attività di:</text:p>
          <text:list>
            <text:list-item>
              <text:p text:style-name="P36">Analisi statica: attraverso l'uso di metodi di lettura (deck check) come <text:span text:style-name="T4">inspection</text:span> e <text:span text:style-name="T4">walkthrough; </text:span><text:s/>il metodo “inspection” verrà usato per rilevare gli errori più prevedibili di codifica con ricerche mirate (attraverso la definizione di una lista di controllo). Per il metodo “walkthrough” la verifica verrà eseguita dai verificatori i quali saranno affiancati da alcuni programmatori preposti a tale compito.</text:p>
            </text:list-item>
            <text:list-item>
              <text:p text:style-name="P36">Analisi dinamica: consiste nell'esecuzione del codice nella sua interezza o in parti autonome. Tali analisi potrà quindi fornire risultati sia sull'intero sistema sia sui singoli moduli. Alcune tecniche per adempiere a tale scopo sono WhiteBox (verifica che il programma generi i risultati voluti seguendo ogni suo possibile cammino <text:soft-page-break/>logico), BlackBox (verifica che ogni singola funzione produca i risultati attesi provando ogni potenziale situazione in cui si possa trovare).</text:p>
            </text:list-item>
          </text:list>
        </text:list-item>
        <text:list-item>
          <text:p text:style-name="P36">Fase di collaudo del prodotto: in questa fase il prodotto è pronto per essere eseguito e testato nella sua interezza. Il collaudo avverrà essenzialmente in due fasi:</text:p>
          <text:list>
            <text:list-item>
              <text:p text:style-name="P36"><text:span text:style-name="T5">α</text:span>-test: consiste in un collaudo interno all'azienda.</text:p>
            </text:list-item>
            <text:list-item>
              <text:p text:style-name="P36"><text:span text:style-name="T5">β</text:span>-test: è successivo all'<text:span text:style-name="T5">α</text:span>-test e viene rilasciato anche a soggetti esterni all'azienda. Anche i soggetti esterni avranno l'opportunità di segnalare eventuali anomalie riscontrate, attraverso l'invio di e-mail all'indirizzo <text:a xlink:type="simple" xlink:href="mailto:stylosoft@gmail.com?subject=NewBug">stylosoft@gmail.com</text:a>.</text:p>
            </text:list-item>
          </text:list>
        </text:list-item>
      </text:list>
      <text:p text:style-name="P29">Sulla base di vincoli economici e temporali verrano adottati due processi di revisione: </text:p>
      <text:list text:style-name="L4">
        <text:list-item>
          <text:p text:style-name="P47">Un processo di revisione esterna di tipo sanzionatorio condotta dal cliente applicato a:</text:p>
          <text:list>
            <text:list-item>
              <text:p text:style-name="P47">RR (Revisione dei Requisiti); </text:p>
            </text:list-item>
            <text:list-item>
              <text:p text:style-name="P47">RA (Revisione di Accettazione); </text:p>
            </text:list-item>
          </text:list>
        </text:list-item>
        <text:list-item>
          <text:p text:style-name="P47">Un processo di revisione esterna (di progresso) non sanzionatorio applicato a: </text:p>
          <text:list>
            <text:list-item>
              <text:p text:style-name="P47">RPP (Revisione del Progetto Preliminare); </text:p>
            </text:list-item>
            <text:list-item>
              <text:p text:style-name="P47">RPD (Revisione del Progetto Definitivo); </text:p>
            </text:list-item>
            <text:list-item>
              <text:p text:style-name="P47">RQ (Revisione di Qualifica); </text:p>
            </text:list-item>
          </text:list>
        </text:list-item>
      </text:list>
      <text:h text:style-name="Heading_20_2" text:outline-level="2">Dettaglio delle revisioni</text:h>
      <text:h text:style-name="Heading_20_3" text:outline-level="3">Revisione dei Requisiti (RR)</text:h>
      <text:list text:style-name="L5">
        <text:list-item>
          <text:p text:style-name="P54">Funzione: concordare con il cliente una descrizione condivisa del prodotto</text:p>
        </text:list-item>
        <text:list-item>
          <text:p text:style-name="P54">Prodotti in ingresso: </text:p>
          <text:list>
            <text:list-item>
              <text:p text:style-name="P54">Capitolato d'appalto</text:p>
            </text:list-item>
            <text:list-item>
              <text:p text:style-name="P54">Incontri con il cliente</text:p>
            </text:list-item>
            <text:list-item>
              <text:p text:style-name="P54">Analisi dei requisiti (AR)</text:p>
            </text:list-item>
            <text:list-item>
              <text:p text:style-name="P54">Piano di Qualifica (PQ)</text:p>
            </text:list-item>
          </text:list>
        </text:list-item>
        <text:list-item>
          <text:p text:style-name="P54">Stato di uscita: </text:p>
          <text:list>
            <text:list-item>
              <text:p text:style-name="P54">Prodotto descritto</text:p>
            </text:list-item>
          </text:list>
        </text:list-item>
      </text:list>
      <text:h text:style-name="Heading_20_3" text:outline-level="3">Revisione del Progetto Preliminare (RPP)</text:h>
      <text:list text:style-name="L6">
        <text:list-item>
          <text:p text:style-name="P62">Funzione: attivazione della fase realizzativa del prodotto (accertamento di realizzabilità)</text:p>
        </text:list-item>
        <text:list-item>
          <text:p text:style-name="P70">Prodotti in ingresso: </text:p>
          <text:list>
            <text:list-item>
              <text:p text:style-name="P70">Specifica Tecnica (ST)</text:p>
            </text:list-item>
            <text:list-item>
              <text:p text:style-name="P70">Aggiornamento del Piano di Qualifica (PQ)</text:p>
            </text:list-item>
          </text:list>
        </text:list-item>
        <text:list-item>
          <text:p text:style-name="P70">Stato di uscita: </text:p>
          <text:list>
            <text:list-item>
              <text:p text:style-name="P70">Prodotto specificato</text:p>
            </text:list-item>
          </text:list>
        </text:list-item>
      </text:list>
      <text:h text:style-name="Heading_20_3" text:outline-level="3"><text:soft-page-break/>Revisione del Progetto Definitivo (RPD)</text:h>
      <text:list text:style-name="L7">
        <text:list-item>
          <text:p text:style-name="P75">Funzione: informare il cliente delle caratteristiche definitive del prodotto: attivarne la fase di qualifica</text:p>
        </text:list-item>
        <text:list-item>
          <text:p text:style-name="P75">Prodotti in ingresso: </text:p>
          <text:list>
            <text:list-item>
              <text:p text:style-name="P75">Definizione di Prodotto (DP)</text:p>
            </text:list-item>
            <text:list-item>
              <text:p text:style-name="P75">Aggiornamento del Piano di Qualifica (PQ)</text:p>
            </text:list-item>
          </text:list>
        </text:list-item>
        <text:list-item>
          <text:p text:style-name="P75">Stato di uscita: </text:p>
          <text:list>
            <text:list-item>
              <text:p text:style-name="P75">Prodotto definito</text:p>
            </text:list-item>
          </text:list>
        </text:list-item>
      </text:list>
      <text:h text:style-name="Heading_20_3" text:outline-level="3">Revisione di Qualifica (RQ)</text:h>
      <text:list text:style-name="L8">
        <text:list-item>
          <text:p text:style-name="P81">Funzione: approvazione della campagna di verifica; attivazione della fase di accettazione</text:p>
        </text:list-item>
        <text:list-item>
          <text:p text:style-name="P81">Stato di ingresso: </text:p>
          <text:list>
            <text:list-item>
              <text:p text:style-name="P81">Aggiornamento del Piano di Qualifica (PQ) </text:p>
            </text:list-item>
            <text:list-item>
              <text:p text:style-name="P81">Include la specifica delle prove di accettazione</text:p>
            </text:list-item>
            <text:list-item>
              <text:p text:style-name="P81">Versione preliminare del Manuale d'Uso (MU)</text:p>
            </text:list-item>
          </text:list>
        </text:list-item>
        <text:list-item>
          <text:p text:style-name="P81">Stato di uscita: </text:p>
          <text:list>
            <text:list-item>
              <text:p text:style-name="P81">Prodotto qualificato </text:p>
            </text:list-item>
          </text:list>
        </text:list-item>
      </text:list>
      <text:h text:style-name="Heading_20_3" text:outline-level="3">Revisione di Accettazione (RA)</text:h>
      <text:list text:style-name="L9">
        <text:list-item>
          <text:p text:style-name="P88">Funzione: accettazione del prodotto</text:p>
        </text:list-item>
        <text:list-item>
          <text:p text:style-name="P88">Stato di ingresso: </text:p>
          <text:list>
            <text:list-item>
              <text:p text:style-name="P88">Versione definitiva del Piano di Qualifica (PQ)</text:p>
            </text:list-item>
            <text:list-item>
              <text:p text:style-name="P88">Include l'esito delle prove di accettazione</text:p>
            </text:list-item>
            <text:list-item>
              <text:p text:style-name="P88">Versione definitiva del Manuale d'Uso (MU)</text:p>
            </text:list-item>
          </text:list>
        </text:list-item>
        <text:list-item>
          <text:p text:style-name="P88">Stato di uscita: </text:p>
          <text:list>
            <text:list-item>
              <text:p text:style-name="P88">Prodotto accettato</text:p>
            </text:list-item>
          </text:list>
        </text:list-item>
      </text:list>
      <text:h text:style-name="Heading_20_2" text:outline-level="2">Risorse necessarie e risorse disponibili</text:h>
      <text:p text:style-name="Text_20_body">Nel “Piano di Progetto” sono specificate le risorse disponibili nonché la loro organizzazione nel tempo. Le risorse oltre ad essere di natura tecnologica, riguardano anche l'aspetto umano con i relativi obblighi di tempo. L'amministratore di progetto dovrà eseguire un'attività di supervisione durante le attività di verifica affinché le risorse siano sufficienti ed efficienti per consentire il conseguimento degli obiettivi prefissati.</text:p>
      <text:h text:style-name="Heading_20_2" text:outline-level="2">Strumenti, tecniche e metodi di verifica</text:h>
      <text:p text:style-name="Text_20_body">Gli strumenti software adottati saranno prodotti open-source e/o freeware per non incidere ulteriormente sul costo totale del progetto. I metodi di verifica sono specificati in questo documento nei punti successivi. E' a disposizione dell'azienda un repository <text:soft-page-break/>presso il quale saranno mantenuti tutti i file relativi al progetto. Tale repository giocherà un ruolo fondamentale durante tutto il periodo di sviluppo, permettendo una gestione più controllata ed efficiente dei file (documenti, codice o altro). Per maggiori dettagli consultare il documento [NI]. Ogni modifica apportata al repository verrà conservata nel tempo ed in qualsiasi momento sarà possibile procedere al ripristino di stati passati. Inoltre ogni modifica sarà riconducibile al suo autore, in modo tale da poter individuare eventuali responsabilità in caso di problemi.</text:p>
      <text:h text:style-name="Heading_20_1" text:outline-level="1">Gestione amministrativa della revisione</text:h>
      <text:h text:style-name="Heading_20_2" text:outline-level="2">Comunicazione e risoluzione delle anomalie</text:h>
      <text:p text:style-name="P31">Qualora durante la fase di verifica venisse trovata un'anomalia, spetta al verificatore <text:s/>la notifica di tale fatto. Nel fare ciò, il verificatore, dovrà procedere con i mezzi <text:s/>e le regole definite nelle norme interne ([NI]). Tali notifiche dovranno specificare tra le altre cose: </text:p>
      <text:list text:style-name="L10">
        <text:list-item>
          <text:p text:style-name="P63">unità di analisi</text:p>
        </text:list-item>
        <text:list-item>
          <text:p text:style-name="P63">dati in ingresso</text:p>
        </text:list-item>
        <text:list-item>
          <text:p text:style-name="P63">dati in uscita attesi</text:p>
        </text:list-item>
        <text:list-item>
          <text:p text:style-name="P63">dati in uscita rilevati</text:p>
        </text:list-item>
        <text:list-item>
          <text:p text:style-name="P63">anomalia riscontrata </text:p>
        </text:list-item>
        <text:list-item>
          <text:p text:style-name="P63">possibile causa</text:p>
        </text:list-item>
        <text:list-item>
          <text:p text:style-name="P63">possibile soluzione.</text:p>
        </text:list-item>
      </text:list>
      <text:p text:style-name="Text_20_body">Queste notifiche dovranno essere comunicate, oltre al redattore del file, anche al responsabile di progetto. Le anomalie dovranno essere estinte nel tempo più breve possibile, rispettando le priorità assegnate alla notifica (ogni notifica può infatti avere una priorità più o meno alta a seconda della gravità dell'anomalia).</text:p>
      <text:h text:style-name="Heading_20_2" text:outline-level="2">Trattamento delle discrepanze</text:h>
      <text:p text:style-name="Text_20_body">Quando un requisito prefissato non viene soddisfatto, si parla di discrepanza. Una discrepanza può essere più o meno grave e può interessare un intero requisito o solo parte di esso. Si parla quindi di discrepanze totali o parziali. Quando una discrepanza viene individuata, si dovrà procedere secondo un iter preciso regolato dalle norme interne al Team. Per ciascuna discrepanza rilevata, si dovrà specificare il requisito non soddisfatto (e in caso di discrepanza parziale, la parte del requisito non soddisfatto), gravità della discrepanza, possibili cause e/o responsabilità ed infine le possibili soluzioni. Se i costi e i rischi per estinguere la discrepanza saranno troppo elevati, si potrà in alcuni casi decidere di tralasciarla; questo tipo di decisione dovrà poi essere comunicata al cliente e dovutamente motivata.</text:p>
      <text:h text:style-name="Heading_20_1" text:outline-level="1"><text:soft-page-break/>Accertamento di qualità</text:h>
      <text:p text:style-name="Text_20_body">Per produrre software di qualità verrano seguite le procedure di controllo sopra descritte. Si cercherà di soddisfare le esigenze del cliente e di eventuali altri portatori d'interesse tramite il completo soddisfacimento dei requisiti analizzati, sia impliciti che dichiarati. Tramite incontri con il cliente si cercherà di accertare la qualità del nostro operato come azienda software. <text:span text:style-name="T2">Durante tali incontri, che verranno fissati a progetto ben avviato, il committente potrà esprimere il suo giudizio a riguardo.</text:span></text:p>
      <text:p text:style-name="Text_20_body">Le caratteristiche che il prodotto dovrà avere (grazie all'applicazione delle norme espresse in questo documento) saranno le seguenti:</text:p>
      <text:list text:style-name="L11">
        <text:list-item>
          <text:p text:style-name="P100">funzionalità: il prodotto dovrà essere in grado di offrire le funzioni prefissate e <text:tab/><text:tab/> <text:s text:c="9"/>necessarie all'utente;</text:p>
        </text:list-item>
        <text:list-item>
          <text:p text:style-name="P100">affidabilità: dovrà avere una tolleranza ai guasti soddisfacente, cercando di <text:tab/><text:tab/> <text:s text:c="6"/>prevenire l'insorgere di errori, e cercando di gestire eventuali situazioni <text:tab/> <text:s text:c="7"/>anomale non previste;</text:p>
        </text:list-item>
        <text:list-item>
          <text:p text:style-name="P100">usabilità: dovrà essere comprensibile e di veloce apprendimento;</text:p>
        </text:list-item>
        <text:list-item>
          <text:p text:style-name="P100">efficienza: dovrà avere tempi di risposta ragionevoli, e le risorse richieste dovranno <text:tab/> <text:s text:c="6"/>essere contenute;</text:p>
        </text:list-item>
        <text:list-item>
          <text:p text:style-name="P100">manutenibilità: dovrà essere facile da analizzare e verificare in modo tale da <text:tab/><text:tab/><text:tab/> <text:s text:c="2"/>permettere la <text:s/>modifica di alcune parti del programma in modo <text:tab/><text:tab/><text:tab/> <text:s text:c="2"/>efficace ed efficiente;</text:p>
        </text:list-item>
        <text:list-item>
          <text:p text:style-name="P105">portabilità: il prodotto finale dovrà essere in grado di adattarsi ad ambienti diversi.</text:p>
        </text:list-item>
      </text:list>
      <text:h text:style-name="Heading_20_1" text:outline-level="1">Resoconto delle attività di verifica</text:h>
      <text:h text:style-name="Heading_20_2" text:outline-level="2">Tracciamento UseCase - requisiti</text:h>
      <table:table table:name="Tabella6" table:style-name="Tabella6">
        <table:table-column table:style-name="Tabella6.A"/>
        <table:table-column table:style-name="Tabella6.B"/>
        <table:table-row>
          <table:table-cell table:style-name="Tabella6.A1" office:value-type="string">
            <text:p text:style-name="Table_20_Contents">UC1.1</text:p>
          </table:table-cell>
          <table:table-cell table:style-name="Tabella6.B1" office:value-type="string">
            <text:p text:style-name="P11">RFO16,RFO17,RFP02</text:p>
          </table:table-cell>
        </table:table-row>
        <table:table-row>
          <table:table-cell table:style-name="Tabella6.A2" office:value-type="string">
            <text:p text:style-name="Table_20_Contents">UC1.2</text:p>
          </table:table-cell>
          <table:table-cell table:style-name="Tabella6.B2" office:value-type="string">
            <text:p text:style-name="P11">RFO01,RFO02,RFO03,RFO06,RFO07,RFO08,RFO09,RFO10,RFD01, RFP03</text:p>
          </table:table-cell>
        </table:table-row>
        <table:table-row>
          <table:table-cell table:style-name="Tabella6.A2" office:value-type="string">
            <text:p text:style-name="Table_20_Contents">UC1.3</text:p>
          </table:table-cell>
          <table:table-cell table:style-name="Tabella6.B2" office:value-type="string">
            <text:p text:style-name="P11">RFO01,RFO02,RFO03,RFO06,RFO07,RFO08,RFO09,RFO10,RFD01</text:p>
          </table:table-cell>
        </table:table-row>
        <table:table-row>
          <table:table-cell table:style-name="Tabella6.A2" office:value-type="string">
            <text:p text:style-name="Table_20_Contents">UC1.5</text:p>
          </table:table-cell>
          <table:table-cell table:style-name="Tabella6.B2" office:value-type="string">
            <text:p text:style-name="P11">RFO16</text:p>
          </table:table-cell>
        </table:table-row>
        <table:table-row>
          <table:table-cell table:style-name="Tabella6.A2" office:value-type="string">
            <text:p text:style-name="Table_20_Contents">UC1.6</text:p>
          </table:table-cell>
          <table:table-cell table:style-name="Tabella6.B2" office:value-type="string">
            <text:p text:style-name="P11">RFO24</text:p>
          </table:table-cell>
        </table:table-row>
        <table:table-row>
          <table:table-cell table:style-name="Tabella6.A2" office:value-type="string">
            <text:p text:style-name="Table_20_Contents">UC1.4.1</text:p>
          </table:table-cell>
          <table:table-cell table:style-name="Tabella6.B2" office:value-type="string">
            <text:p text:style-name="P11">RFO01,RFO02,RFO03,RFO06,RFO07,RFO08,RFO09,RFO10,RFO15, RFD01, RFD02</text:p>
          </table:table-cell>
        </table:table-row>
        <table:table-row>
          <table:table-cell table:style-name="Tabella6.A2" office:value-type="string">
            <text:p text:style-name="Table_20_Contents">UC1.4.2</text:p>
          </table:table-cell>
          <table:table-cell table:style-name="Tabella6.B2" office:value-type="string">
            <text:p text:style-name="P11">RFO04,RFO05,RFP01</text:p>
          </table:table-cell>
        </table:table-row>
        <table:table-row>
          <table:table-cell table:style-name="Tabella6.A2" office:value-type="string">
            <text:p text:style-name="Table_20_Contents">UC1.4.3</text:p>
          </table:table-cell>
          <table:table-cell table:style-name="Tabella6.B2" office:value-type="string">
            <text:p text:style-name="P11">RFO22</text:p>
          </table:table-cell>
        </table:table-row>
        <text:soft-page-break/>
        <table:table-row>
          <table:table-cell table:style-name="Tabella6.A2" office:value-type="string">
            <text:p text:style-name="Table_20_Contents">UC2.1</text:p>
          </table:table-cell>
          <table:table-cell table:style-name="Tabella6.B2" office:value-type="string">
            <text:p text:style-name="P11">RFO18</text:p>
          </table:table-cell>
        </table:table-row>
        <table:table-row>
          <table:table-cell table:style-name="Tabella6.A2" office:value-type="string">
            <text:p text:style-name="Table_20_Contents">UC2.1.1</text:p>
          </table:table-cell>
          <table:table-cell table:style-name="Tabella6.B2" office:value-type="string">
            <text:p text:style-name="P11">RFO18</text:p>
          </table:table-cell>
        </table:table-row>
        <table:table-row>
          <table:table-cell table:style-name="Tabella6.A2" office:value-type="string">
            <text:p text:style-name="Table_20_Contents">UC2.1.2</text:p>
          </table:table-cell>
          <table:table-cell table:style-name="Tabella6.B2" office:value-type="string">
            <text:p text:style-name="P11">RFO18</text:p>
          </table:table-cell>
        </table:table-row>
        <table:table-row>
          <table:table-cell table:style-name="Tabella6.A2" office:value-type="string">
            <text:p text:style-name="Table_20_Contents">UC2.2</text:p>
          </table:table-cell>
          <table:table-cell table:style-name="Tabella6.B2" office:value-type="string">
            <text:p text:style-name="P11">RFO20</text:p>
          </table:table-cell>
        </table:table-row>
        <table:table-row>
          <table:table-cell table:style-name="Tabella6.A2" office:value-type="string">
            <text:p text:style-name="Table_20_Contents">UC2.3</text:p>
          </table:table-cell>
          <table:table-cell table:style-name="Tabella6.B2" office:value-type="string">
            <text:p text:style-name="P11">RFO19,RFD03</text:p>
          </table:table-cell>
        </table:table-row>
        <table:table-row>
          <table:table-cell table:style-name="Tabella6.A2" office:value-type="string">
            <text:p text:style-name="Table_20_Contents">UC2.4</text:p>
          </table:table-cell>
          <table:table-cell table:style-name="Tabella6.B2" office:value-type="string">
            <text:p text:style-name="P11">RFO23</text:p>
          </table:table-cell>
        </table:table-row>
        <table:table-row>
          <table:table-cell table:style-name="Tabella6.A2" office:value-type="string">
            <text:p text:style-name="Table_20_Contents">UC2.5</text:p>
          </table:table-cell>
          <table:table-cell table:style-name="Tabella6.B2" office:value-type="string">
            <text:p text:style-name="P11">RFO13,RFO14</text:p>
          </table:table-cell>
        </table:table-row>
        <table:table-row>
          <table:table-cell table:style-name="Tabella6.A2" office:value-type="string">
            <text:p text:style-name="Table_20_Contents">UC2.5.1</text:p>
          </table:table-cell>
          <table:table-cell table:style-name="Tabella6.B2" office:value-type="string">
            <text:p text:style-name="P11">RFO12</text:p>
          </table:table-cell>
        </table:table-row>
        <table:table-row>
          <table:table-cell table:style-name="Tabella6.A2" office:value-type="string">
            <text:p text:style-name="Table_20_Contents">UC2.5.2</text:p>
          </table:table-cell>
          <table:table-cell table:style-name="Tabella6.B2" office:value-type="string">
            <text:p text:style-name="P11">RFO11</text:p>
          </table:table-cell>
        </table:table-row>
        <table:table-row>
          <table:table-cell table:style-name="Tabella6.A2" office:value-type="string">
            <text:p text:style-name="Table_20_Contents">UC3</text:p>
          </table:table-cell>
          <table:table-cell table:style-name="Tabella6.B2" office:value-type="string">
            <text:p text:style-name="P11">RFO21</text:p>
          </table:table-cell>
        </table:table-row>
        <table:table-row>
          <table:table-cell table:style-name="Tabella6.A2" office:value-type="string">
            <text:p text:style-name="Table_20_Contents">UC4</text:p>
          </table:table-cell>
          <table:table-cell table:style-name="Tabella6.B2" office:value-type="string">
            <text:p text:style-name="P11">RFO23</text:p>
          </table:table-cell>
        </table:table-row>
      </table:table>
      <text:p text:style-name="P18">Tabella 5.1:<text:span text:style-name="T6"> Tracciamento UseCase - requisiti</text:span></text:p>
      <text:p text:style-name="P106"/>
      <text:p text:style-name="P106"/>
      <text:h text:style-name="Heading_20_2" text:outline-level="2">Dettaglio delle verifiche tramite test</text:h>
      <text:p text:style-name="Text_20_body">Per le verifiche tramite test verranno utilizzati gli strumenti definiti nelle norme di progetto [NI]. Lo strumento principale di cui il Team si servirà per l'esecuzione di test è NetBeans in combinazione con Junit. Con tali software verrano create delle nuove classi con l'unica funzione di test. Tali classi saranno nominate automaticamente con l'aggiunta di “Test” alla fine del nome della classe prima dell'estensione “.java”.</text:p>
      <text:p text:style-name="Text_20_body">L'esecuzione di questi test potrà dare come output due soli possibili risultati: test passed o test failed. <text:s/>I risultati <text:s/>delle operazioni di test sono riportati nel documento “RisultatiTest_1.0.pdf”.</text:p>
      <text:p text:style-name="Text_20_body"/>
      <text:p text:style-name="P17"/>
      <text:h text:style-name="Heading_20_1" text:outline-level="1">Modalità di verifica</text:h>
      <text:h text:style-name="Heading_20_2" text:outline-level="2">Tracciamento</text:h>
      <text:p text:style-name="P34"><text:tab/>Al fine di garantire il soddisfacimento di tutti i requisiti è necessario lo svolgimento delle attività di tracciamento. Queste attività variano di fase in fase durante tutto il ciclo di vita. In seguito sono riportate le modalità con cui il tracciamento sarà <text:soft-page-break/>effettuato in ciascuna fase:</text:p>
      <text:list text:style-name="L12">
        <text:list-item>
          <text:p text:style-name="P114">Analisi: vengono tracciati i requisiti classificati nel documento [AR], con gli UseCase (vedi tabella 5.1).</text:p>
        </text:list-item>
        <text:list-item>
          <text:p text:style-name="P114">Progettazione: tutti i requisiti funzionali vengono tracciati con i relativi componenti architetturali; a loro volta i componenti architetturali vengono tracciati con le singole unità logiche (vedi paragrafo 5 della Specifica Tecnica).</text:p>
        </text:list-item>
        <text:list-item>
          <text:p text:style-name="P114">Codifica: ogni unità logica viene tracciata con il modulo software che la implementa.</text:p>
        </text:list-item>
        <text:list-item>
          <text:p text:style-name="P114">Manutenzione: vengono mantenuti i vincoli definiti nelle fasi precedenti per quanto concerne il tracciamento dei requisiti iniziali. Ogni modifica/revisione, comporterà il controllo e l'eventuale aggiornamento, dei tracciamenti precedenti.</text:p>
        </text:list-item>
      </text:list>
      <text:h text:style-name="Heading_20_2" text:outline-level="2">Verifica nell'analisi</text:h>
      <text:p text:style-name="Text_20_body">L'analisi è l'attività che sta alla base di tutto il progetto. E' necessario, per tanto, che in questa fase non vengano commessi errori. Per far ciò, anche in questa fase dovranno essere effettuate procedure di verifica. In primo luogo il tracciamento consente di verificare la correttezza dei requisiti individuati, in modo da eliminare quelli inutili, modificare quelli poco chiari o non corretti, aggiungere quelli mancanti.</text:p>
      <text:p text:style-name="Text_20_body">La verifica in questa fase si dovrà quindi concentrare nei seguenti punti:</text:p>
      <text:list text:style-name="L13">
        <text:list-item>
          <text:p text:style-name="P118">controllo che non vi siano requisiti mancanti, e in tal caso aggiungerli;</text:p>
        </text:list-item>
        <text:list-item>
          <text:p text:style-name="P118">verifica che ogni requisito sia quanto più chiaro e non ambiguo, consentendo alle fasi successive di procedere in modo rapido e corretto;</text:p>
        </text:list-item>
        <text:list-item>
          <text:p text:style-name="P118">verifica che non vi siano requisiti errati, che possano portare alla realizzazione di un prodotto non conforme alle aspettative del cliente e/o all'insorgere di costi non preventivati;</text:p>
        </text:list-item>
        <text:list-item>
          <text:p text:style-name="P118">verifica che la classificazione dei requisiti sia stata effettuata nel modo corretto, distinguendo i requisiti in: funzionali e non funzionali, impliciti ed espliciti;</text:p>
        </text:list-item>
      </text:list>
      <text:h text:style-name="Heading_20_2" text:outline-level="2">Verifica nella progettazione</text:h>
      <text:p text:style-name="Text_20_body">Tutta la fase di progettazione (sia architetturale, sia di dettaglio) si dovrà basare sulle decisioni prese nella fase precedente. La realizzazione dei diagrammi dovrà avvenire con gli strumenti e seguendo le regole specificate nelle “Norme_di_progetto”. <text:soft-page-break/>In tale fase si dovranno realizzare più diagrammi, anche di tipologia diversa, che permettano di individuare in modo prima astratto, e poi dettagliato, le scelte architetturali e di dettaglio del prodotto. Tali scelte dovranno essere motivate e dichiarate in modo chiaro e corretto. Sarà così possibile proseguire con le fasi successive senza che vi siano ambiguità o mancanze di altro genere. Le attività di verifica in questa fase dovranno considerare i seguenti punti:</text:p>
      <text:list text:style-name="L14">
        <text:list-item>
          <text:p text:style-name="P125">aderenza dei diagrammi con le norme di progetto specificate nel file omonimo;</text:p>
        </text:list-item>
        <text:list-item>
          <text:p text:style-name="P125">correttezza dei nomi scelti, facendo in modo che il significato di tale componente/unità sia chiaro ed immediato</text:p>
        </text:list-item>
        <text:list-item>
          <text:p text:style-name="P125">correttezza dei collegamenti tra i vari componenti/unità, controllando le cardinalità, e i vincoli specificati</text:p>
        </text:list-item>
        <text:list-item>
          <text:p text:style-name="P125">controllo della corrispondenza con i requisiti stabiliti nella fase di analisi; tale controllo sarà possibile in parte anche con l'utilizzo del tracciamento;</text:p>
        </text:list-item>
      </text:list>
      <text:p text:style-name="P35"><text:tab/>Tutti questi controlli dovranno essere eseguiti dal verificatore preposto, il quale dovrà procedere con la lettura del documento “Specifica_tecnica”. Il tracciamento dovrà essere riportato nel paragrafo preposto a tal fine nel presente documento.</text:p>
      <text:h text:style-name="Heading_20_2" text:outline-level="2">Verifica nella codifica</text:h>
      <text:p text:style-name="Text_20_body">La verifica in questa fase dovrà procedere secondo due diversi tipi di analisi (come quanto specificato al punto 2.1): </text:p>
      <text:list text:style-name="L15">
        <text:list-item>
          <text:p text:style-name="P107">Analisi statica</text:p>
        </text:list-item>
        <text:list-item>
          <text:p text:style-name="P107">Analisi dinamica</text:p>
        </text:list-item>
      </text:list>
      <text:p text:style-name="Text_20_body">Nei punti successivi saranno trattate più in dettaglio queste due fasi.</text:p>
      <text:h text:style-name="Heading_20_3" text:outline-level="3">Analisi statica</text:h>
      <text:p text:style-name="Text_20_body">Tale tipo di analisi è caratterizzata dal fatto che il codice non viene eseguito. Per questo motivo la verifica avviene attraverso l'utilizzo di tecniche che analizzano staticamente il codice. Proprio per il fatto che il codice non viene eseguito, la verifica non può prendere in considerazione la validazione di requisiti funzionali. Inoltre la verifica tramite analisi statica non prende in considerazione il sistema nella sua interezza ma, piuttosto considera moduli indipendenti.</text:p>
      <text:p text:style-name="Text_20_body">L'analisi statica che dovrà essere effettuata, si baserà principalmente sull'utilizzo <text:soft-page-break/>di metodi di lettura del codice (desk-check):</text:p>
      <text:list text:style-name="L16">
        <text:list-item>
          <text:p text:style-name="P129">Inspection: consiste nella lettura mirata del codice. In questo tipo di attività il verificatore è nettamente distinto dal programmatore. Sarà necessaria la definizione di una lista di controllo che denoti i punti su cui si dovranno incentrare i controlli.</text:p>
        </text:list-item>
        <text:list-item>
          <text:p text:style-name="P129">Walkthrough: non agisce sulla base di presupposti. Viene realizzata leggendo il codice con occhio critico, percorrendo quelli che possono essere i probabili cammini logici di esecuzione del codice. Per tale attività viene richiesta la cooperazione di verificatori e sviluppatori, i quali dovranno operare in sintonia mantenendo separati i propri ruoli. Questa tipologia di controllo è più costosa della precedente e verrà, per questo motivo, applicata in misura inferiore rispetto ad attività di Inspection.</text:p>
        </text:list-item>
      </text:list>
      <text:p text:style-name="Text_20_body"><text:tab/>Oltre a queste tecniche di analisi, i verificatori saranno dotati di opportuni strumenti che permettano loro di effettuare analisi automatizzate. Questo tipo di analisi, consiste quindi nell'utilizzo di metodi formali implementati dagli strumenti specificati nelle norme di progetto.</text:p>
      <text:p text:style-name="P34">Le metriche che saranno oggetto di valutazione in questa fase di analisi sono:</text:p>
      <text:list text:style-name="L17">
        <text:list-item>
          <text:p text:style-name="P131">complessità ciclomatica: grado di complessità per ogni singola funzione; in linea di principio un buon grado di complessità ciclomatica non dovrebbe superare il fattore 10; saranno comunque accettare funzioni con complessità fino a 30. Un grado più elevato non sarà concesso in quanto la verifica di tale codice potrebbe diventare troppo complessa e inaffidabile. Si deve infatti considerare che il fattore di complessità ciclomatica corrisponde al numero esatto di casi di prova necessari per verificare ogni possibile scelta decisionale presa dalla funzione. Tale valore sarà calcolato in modo automatico con gli strumenti specificati nelle norme di progetto, in modo tale da garantire l'affidabilità e la precisione.</text:p>
        </text:list-item>
        <text:list-item>
          <text:p text:style-name="P131">SLOC (Source Lines Of Code); classi troppo grandi rischiano di complicare la verifica del codice; in questi casi può essere utile spezzare in più classi diverse. Per il fatto che questa metrica è fortemente dipendente dallo stile di programmazione, non avrà molto peso nella misurazione del codice.</text:p>
        </text:list-item>
        <text:list-item>
          <text:p text:style-name="P131">Stile di programmazione corretto: rispetto della lunghezza massima di una riga, nominazione corretta delle variabili, ecc.</text:p>
        </text:list-item>
        <text:list-item>
          <text:p text:style-name="P131">Fan-In e Fan-Out: questa metrica sarà applicabile già in fase di progettazione. Misura le dipendenze di ciascun componente del sistema. Fan-In misura il numero di procedure che chiamano quella che stiamo analizzando (indice di uso); <text:soft-page-break/>fan-out misura il numero di chiamate da quella analizzata (indice di accoppiamento).</text:p>
        </text:list-item>
        <text:list-item>
          <text:p text:style-name="P131">Coverage: inteso come <text:s/><text:span text:style-name="T4">Statement coverage </text:span><text:span text:style-name="T7">e</text:span><text:span text:style-name="T4"> <text:s/>Branch coverage. </text:span><text:span text:style-name="T7">Per maggiori informazioni vedere il punto 6.4.2.</text:span></text:p>
        </text:list-item>
      </text:list>
      <text:p text:style-name="P34">In definitiva, l'analisi statica si concentrerà sui seguenti punti:</text:p>
      <text:list text:style-name="L18">
        <text:list-item>
          <text:p text:style-name="P136">analisi del flusso di controllo: controlla che il codice esegua nella sequenza attesa, <text:s/>individuando il codice non raggiungibile logicamente, e segnalando eventuali problemi di terminazione (nei cicli o nelle ricorsioni);</text:p>
        </text:list-item>
        <text:list-item>
          <text:p text:style-name="P136">analisi del flusso dei dati: controlla che ogni variabile, nel momento in cui viene utilizzata, sia stata inizializzata con un valore corretto; individua inoltre ogni altro problema relativo all'uso delle variabili;</text:p>
        </text:list-item>
        <text:list-item>
          <text:p text:style-name="P136">analisi del flusso d'informazione: tiene in considerazione le dipendenze tra le varie classi (sia in ingresso, sia in uscita).</text:p>
        </text:list-item>
      </text:list>
      <text:h text:style-name="Heading_20_3" text:outline-level="3">Analisi dinamica</text:h>
      <text:p text:style-name="Text_20_body">Viene attuata con l'esecuzione del codice oggetto relativo all'intero sistema, o in parti distinte. L'analisi dinamica dovrà avere inizio non appena sarà disponibile del codice testabile, evitando di rimandare tutta l'attività di test alla fine della codifica. In questo modo il processo di verifica sarà ottimizzato in modo tale da garantire in ogni istante il maggior numero di parti di codice verificate. Ogni prova potrà prendere in considerazione l'intero sistema, unità o anche moduli.</text:p>
      <text:p text:style-name="Text_20_body">Le prove effettuate dovranno essere fatte in modo da bilanciare:</text:p>
      <text:list text:style-name="L19">
        <text:list-item>
          <text:p text:style-name="P109">la quantità minima di casi di prova necessari per fornire un grado di attendibilità (sulla qualità del prodotto) adeguato;</text:p>
        </text:list-item>
        <text:list-item>
          <text:p text:style-name="P109">la quantità massima di sforzo, tempo e risorse disponibili per il completamento della verifica.</text:p>
        </text:list-item>
      </text:list>
      <text:p text:style-name="Text_20_body">Per fare in modo che i test eseguiti siano quanto più attendibili è necessario agire in modo da permettere la ripetibilità della prova; sarà perciò necessario associare ad ogni prova, oltre ai risultati conseguiti, anche le caratteristiche dell'ambiente in cui è stata eseguita.</text:p>
      <text:p text:style-name="Text_20_body">Il punto chiave dell'analisi dinamica è tenere a mente che le prove non possono garantire l'assenza di errori, per questo motivo non bisogna sopravalutare affidabilità <text:soft-page-break/>dei test eseguiti.</text:p>
      <text:p text:style-name="Text_20_body">Per ogni test dovrà essere specificato:</text:p>
      <text:list text:style-name="L20">
        <text:list-item>
          <text:p text:style-name="P139">l'oggetto: la parte software che sarà testata;</text:p>
        </text:list-item>
        <text:list-item>
          <text:p text:style-name="P139">l'obiettivo del test: dovrà essere specificato per ogni caso di test; dovrà essere espresso in termini precisi e quantitativi;</text:p>
        </text:list-item>
        <text:list-item>
          <text:p text:style-name="P139">l'ambiente in cui è stato eseguito: per permettere la sua ripetibilità.</text:p>
        </text:list-item>
      </text:list>
      <text:p text:style-name="P34">Gli elementi di cui si costituirà una prova sono:</text:p>
      <text:list text:style-name="L21">
        <text:list-item>
          <text:p text:style-name="P111">caso di prova (test case): corrisponde alla terna: ingresso, uscita, ambiente;</text:p>
        </text:list-item>
        <text:list-item>
          <text:p text:style-name="P111">batteria di prova (test suite): sequenza di casi di prova;</text:p>
        </text:list-item>
        <text:list-item>
          <text:p text:style-name="P111">procedura di prova: procedimento per eseguire, registrare, analizzare e valutare i risultati di una batteria di prove.</text:p>
        </text:list-item>
      </text:list>
      <text:p text:style-name="Text_20_body">Ogni unità software dovrà essere soggetta a test. E' infatti noto che più della metà degli errori, è rilevata in questa fase di verifica. Il numero di prove da effettuare corrisponderà al numero di test necessari affinché ogni riga di codice sia stata eseguita almeno una volta (<text:span text:style-name="T4">Statement coverage</text:span>). Saranno poi eseguiti test che dovranno provare la correttezza di ogni cammino logico del codice (<text:bookmark-start text:name="DDE_LINK1"/><text:span text:style-name="T4">Branch coverage</text:span><text:bookmark-end text:name="DDE_LINK1"/>). Vengono qui definite alcune regole per l'integrazione dei moduli nelle unità:</text:p>
      <text:list text:style-name="L22">
        <text:list-item>
          <text:p text:style-name="P122">assemblare i moduli in modo incrementale: viene facilitata l'attività di ricerca di moduli difettosi;</text:p>
        </text:list-item>
        <text:list-item>
          <text:p text:style-name="P122">assemblare moduli produttori prima dei moduli consumatori: mantiene il flusso di controllo e il flusso dei dati corretti.</text:p>
        </text:list-item>
        <text:list-item>
          <text:p text:style-name="P122">fare in modo da permettere la reversibilità dell'integrazione.</text:p>
        </text:list-item>
      </text:list>
      <text:p text:style-name="P34">Una volta eseguiti i test di integrazione, inizieranno quelli di sistema. Questi test verificano il programma nella sua interezza, ed hanno lo scopo di controllare che ogni requisito sia stato soddisfatto.</text:p>
      <text:p text:style-name="Text_20_body"/>
      <text:h text:style-name="Heading_20_2" text:outline-level="2"><text:soft-page-break/>Verifica dei processi</text:h>
      <text:p text:style-name="Text_20_body">Anche i processi saranno soggetti a controlli di qualità. La garanzia di qualità sui processi è ottenuta grazie all'implementazione di un ciclo PDCA per ciascun processo. Con questo meccanismo ogni processo è in grado di portare a termine la sua mansione, ed in più riesce a migliorarsi di volta in volta mediante l'applicazione di norme correttive. Queste norme correttive vengano ricavate sulla base dei risultati prodotti da ogni processo.</text:p>
      <text:p text:style-name="Text_20_body">Le fasi del ciclo PDCA sono:</text:p>
      <text:list text:style-name="L23">
        <text:list-item>
          <text:p text:style-name="P142">Plan (pianificazione): viene stabilito un piano che definisce cioè che il processo <text:tab/><text:tab/><text:tab/> <text:s text:c="7"/>dovrà produrre, e in che modo lo dovrà fare;</text:p>
        </text:list-item>
        <text:list-item>
          <text:p text:style-name="P142">Do (esecuzione): il processo svolge le proprie mansioni;</text:p>
        </text:list-item>
        <text:list-item>
          <text:p text:style-name="P142">Check (controllo): i risultati prodotti vengono analizzati;</text:p>
        </text:list-item>
        <text:list-item>
          <text:p text:style-name="P142">Act (azione): vengono intraprese le opportune azioni correttive, sulla base del <text:tab/><text:tab/> <text:s text:c="5"/>controllo effettuato al punto precedente.</text:p>
        </text:list-item>
      </text:list>
      <text:p text:style-name="P35"/>
      <text:h text:style-name="Heading_20_1" text:outline-level="1">Pianificazione ed esecuzione del collaudo</text:h>
      <text:p text:style-name="Text_20_body">Il collaudo ha lo scopo di validare il prodotto, cioè verificare che ogni requisito funzionale sia stato soddisfatto. Nel punto seguente saranno specificate le modalità con cui StyloSoft intende verificare il soddisfacimento dei requisiti funzionali.</text:p>
      <text:h text:style-name="Heading_20_2" text:outline-level="2">Specifica della campagna di validazione</text:h>
      <text:p text:style-name="Text_20_body">Essenzialmente la validazione del prodotto SiGeM averà come specificato al punto <text:a xlink:type="simple" xlink:href="#2.1.Organizzazione, pianificazione strategica e temporale, responsabilità|outline">2.1</text:a>, nella parte dedicata alla fase di collaudo del prodotto. Saranno cioè previsti collaudi interni (<text:span text:style-name="T8">α-test</text:span>) ed esterni (<text:bookmark-start text:name="DDE_LINK"/><text:span text:style-name="T8">β-test</text:span><text:bookmark-end text:name="DDE_LINK"/>). I primi saranno eseguiti unicamente all'interno dell'azienda i secondi potranno coinvolgere anche soggetti esterni.</text:p>
      <text:p text:style-name="P28">Nei test interni si dovrà verificare anche grazie al tracciamento, che i requisiti funzionali siano tutti pienamente soddisfatti.</text:p>
      <text:p text:style-name="P28">Per quanto riguarda i <text:s/><text:span text:style-name="T9">β-test, saranno disponibili all'utente varie versioni del programma presso il repository ufficiale del Team; il committente, così come ogni altro utente, potrà provare il programma e, nel caso venissero trovati errori, potrà segnalarli </text:span><text:soft-page-break/><text:span text:style-name="T9">al nostro Team attraverso la mail </text:span><text:a xlink:type="simple" xlink:href="mailto:stylosoft@gmail.com"><text:span text:style-name="T9">stylosoft@gmail.com</text:span></text:a><text:span text:style-name="T9">. Tali segnalazioni verrano utilizzate per la correzione di errori o comunque per il miglioramento del nostro prodot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1" svg:font-family="'DejaVu Sans'" style:font-family-generic="swiss" style:font-pitch="variable"/>
    <style:font-face style:name="DejaVu Sans" svg:font-family="'DejaVu Sans'"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style:page-number="auto"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6"><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3.0</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17</text:page-number> di <text:page-count>17</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08T15:48:21</dc:date>
    <meta:print-date>2005-11-30T16:25:56</meta:print-date>
    <meta:editing-cycles>448</meta:editing-cycles>
    <meta:editing-duration>P2DT12H47M35S</meta:editing-duration>
    <meta:user-defined meta:name="Info 1"/>
    <meta:user-defined meta:name="Info 2"/>
    <meta:user-defined meta:name="Info 3"/>
    <meta:user-defined meta:name="Info 4"/>
    <meta:document-statistic meta:table-count="5" meta:image-count="1" meta:object-count="0" meta:page-count="17" meta:paragraph-count="323" meta:word-count="4024" meta:character-count="27461"/>
  </office:meta>
</office:document-meta>
</file>